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800" calcext:value-type="float">
            <text:p>8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4800" calcext:value-type="string">
            <text:p>48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800" calcext:value-type="string">
            <text:p>48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8432" calcext:value-type="float">
            <text:p>18432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900" calcext:value-type="string">
            <text:p>49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900" calcext:value-type="string">
            <text:p>49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8688" calcext:value-type="float">
            <text:p>18688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A00" calcext:value-type="string">
            <text:p>4A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A00" calcext:value-type="string">
            <text:p>4A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8944" calcext:value-type="float">
            <text:p>18944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B00" calcext:value-type="string">
            <text:p>4B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72" table:formula="of:=[.F8]" office:value-type="string" office:string-value="4B00" calcext:value-type="string">
            <text:p>4B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9])" office:value-type="float" office:value="19200" calcext:value-type="float">
            <text:p>19200</text:p>
          </table:table-cell>
          <table:table-cell table:style-name="ce89" table:formula="of:=HEX2DEC([.C9])" office:value-type="float" office:value="2048" calcext:value-type="float">
            <text:p>2048</text:p>
          </table:table-cell>
          <table:table-cell table:style-name="ce72" table:formula="of:=DEC2HEX([.D9]+[.E9])" office:value-type="string" office:string-value="5300" calcext:value-type="string">
            <text:p>53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9]" office:value-type="string" office:string-value="5300" calcext:value-type="string">
            <text:p>53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0])" office:value-type="float" office:value="21248" calcext:value-type="float">
            <text:p>21248</text:p>
          </table:table-cell>
          <table:table-cell table:style-name="ce99" table:formula="of:=HEX2DEC([.C10])" office:value-type="float" office:value="256" calcext:value-type="float">
            <text:p>256</text:p>
          </table:table-cell>
          <table:table-cell table:style-name="ce84" table:formula="of:=DEC2HEX([.D10]+[.E10])" office:value-type="string" office:string-value="5400" calcext:value-type="string">
            <text:p>5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0]" office:value-type="string" office:string-value="5400" calcext:value-type="string">
            <text:p>54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1])" office:value-type="float" office:value="21504" calcext:value-type="float">
            <text:p>21504</text:p>
          </table:table-cell>
          <table:table-cell table:formula="of:=HEX2DEC([.C11])" office:value-type="float" office:value="1024" calcext:value-type="float">
            <text:p>1024</text:p>
          </table:table-cell>
          <table:table-cell table:formula="of:=DEC2HEX([.D11]+[.E11])" office:value-type="string" office:string-value="5800" calcext:value-type="string">
            <text:p>58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1]" office:value-type="string" office:string-value="5800" calcext:value-type="string">
            <text:p>5800</text:p>
          </table:table-cell>
          <table:table-cell table:style-name="ce71" table:formula="of:=DEC2HEX([.E12])" office:value-type="string" office:string-value="600" calcext:value-type="string">
            <text:p>600</text:p>
          </table:table-cell>
          <table:table-cell table:style-name="ce88" table:formula="of:=HEX2DEC([.B12])" office:value-type="float" office:value="22528" calcext:value-type="float">
            <text:p>22528</text:p>
          </table:table-cell>
          <table:table-cell table:style-name="ce99" table:formula="of:=HEX2DEC([.F12])-[.D12]" office:value-type="float" office:value="1536" calcext:value-type="float">
            <text:p>1536</text:p>
          </table:table-cell>
          <table:table-cell table:style-name="ce52" table:formula="of:=[.B13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3])" office:value-type="string" office:string-value="5E00" calcext:value-type="string">
            <text:p>5E00</text:p>
          </table:table-cell>
          <table:table-cell table:style-name="ce80" table:formula="of:=DEC2HEX([.E13])" office:value-type="string" office:string-value="200" calcext:value-type="string">
            <text:p>200</text:p>
          </table:table-cell>
          <table:table-cell table:style-name="ce91" table:formula="of:=HEX2DEC([.F13])-[.E13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4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4])" office:value-type="float" office:value="24576" calcext:value-type="float">
            <text:p>24576</text:p>
          </table:table-cell>
          <table:table-cell table:style-name="ce87" table:formula="of:=HEX2DEC([.C14])" office:value-type="float" office:value="2048" calcext:value-type="float">
            <text:p>2048</text:p>
          </table:table-cell>
          <table:table-cell table:formula="of:=DEC2HEX([.D14]+[.E14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4]" office:value-type="string" office:string-value="6800" calcext:value-type="string">
            <text:p>6800</text:p>
          </table:table-cell>
          <table:table-cell table:formula="of:=DEC2HEX([.E15])" office:value-type="string" office:string-value="CA6" calcext:value-type="string">
            <text:p>CA6</text:p>
          </table:table-cell>
          <table:table-cell table:formula="of:=HEX2DEC([.B15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5]+[.E15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5]" office:value-type="string" office:string-value="74A6" calcext:value-type="string">
            <text:p>74A6</text:p>
          </table:table-cell>
          <table:table-cell table:formula="of:=DEC2HEX([.E16])" office:value-type="string" office:string-value="B5A" calcext:value-type="string">
            <text:p>B5A</text:p>
          </table:table-cell>
          <table:table-cell table:formula="of:=HEX2DEC([.B16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6]+[.E16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8000" calcext:value-type="string">
            <text:p>8000</text:p>
          </table:table-cell>
          <table:table-cell table:formula="of:=DEC2HEX([.E17])" office:value-type="string" office:string-value="1000" calcext:value-type="string">
            <text:p>1000</text:p>
          </table:table-cell>
          <table:table-cell table:formula="of:=HEX2DEC([.B17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000" calcext:value-type="string">
            <text:p>9000</text:p>
          </table:table-cell>
          <table:table-cell table:style-name="ce71" table:formula="of:=DEC2HEX([.E18])" office:value-type="string" office:string-value="C00" calcext:value-type="string">
            <text:p>C00</text:p>
          </table:table-cell>
          <table:table-cell table:style-name="ce88" table:formula="of:=HEX2DEC([.B18])" office:value-type="float" office:value="36864" calcext:value-type="float">
            <text:p>36864</text:p>
          </table:table-cell>
          <table:table-cell table:style-name="ce99" table:formula="of:=[.D19]-[.D18]" office:value-type="float" office:value="3072" calcext:value-type="float">
            <text:p>3072</text:p>
          </table:table-cell>
          <table:table-cell table:style-name="ce52" table:formula="of:=[.B19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39936" calcext:value-type="float">
            <text:p>39936</text:p>
          </table:table-cell>
          <table:table-cell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5568" calcext:value-type="float">
            <text:p>45568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0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6592" calcext:value-type="float">
            <text:p>46592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1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7616" calcext:value-type="float">
            <text:p>47616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E00" calcext:value-type="string">
            <text:p>BE00</text:p>
          </table:table-cell>
          <table:table-cell table:style-name="ce84" table:formula="of:=DEC2HEX([.E23])" office:value-type="string" office:string-value="1FF" calcext:value-type="string">
            <text:p>1FF</text:p>
          </table:table-cell>
          <table:table-cell table:style-name="ce92" table:formula="of:=HEX2DEC([.B23])" office:value-type="float" office:value="48640" calcext:value-type="float">
            <text:p>48640</text:p>
          </table:table-cell>
          <table:table-cell table:style-name="ce92" table:formula="of:=HEX2DEC([.F23])-[.D23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4])" office:value-type="string" office:string-value="1000" calcext:value-type="string">
            <text:p>1000</text:p>
          </table:table-cell>
          <table:table-cell table:style-name="ce92" table:formula="of:=HEX2DEC([.B24])" office:value-type="float" office:value="49152" calcext:value-type="float">
            <text:p>49152</text:p>
          </table:table-cell>
          <table:table-cell table:style-name="ce92" table:formula="of:=HEX2DEC([.F24])-[.D24]" office:value-type="float" office:value="4096" calcext:value-type="float">
            <text:p>4096</text:p>
          </table:table-cell>
          <table:table-cell table:style-name="ce52" table:formula="of:=[.B2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5])" office:value-type="float" office:value="53248" calcext:value-type="float">
            <text:p>53248</text:p>
          </table:table-cell>
          <table:table-cell table:style-name="ce85" table:formula="of:=HEX2DEC([.F25])-[.D2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D800" calcext:value-type="string">
            <text:p>D800</text:p>
          </table:table-cell>
          <table:table-cell table:style-name="ce84" table:formula="of:=DEC2HEX([.E26])" office:value-type="string" office:string-value="1600" calcext:value-type="string">
            <text:p>1600</text:p>
          </table:table-cell>
          <table:table-cell table:style-name="ce92" table:formula="of:=HEX2DEC([.B26])" office:value-type="float" office:value="55296" calcext:value-type="float">
            <text:p>55296</text:p>
          </table:table-cell>
          <table:table-cell table:style-name="ce92" table:formula="of:=HEX2DEC([.F26])-[.D26]" office:value-type="float" office:value="5632" calcext:value-type="float">
            <text:p>5632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03:29:05.3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16T10:47:14.540000000</dc:date>
    <meta:editing-duration>P15DT13H2M50S</meta:editing-duration>
    <meta:editing-cycles>133</meta:editing-cycles>
    <meta:generator>LibreOffice/6.3.5.2$Windows_X86_64 LibreOffice_project/dd0751754f11728f69b42ee2af66670068624673</meta:generator>
    <meta:document-statistic meta:table-count="1" meta:cell-count="183" meta:object-count="0"/>
  </office:meta>
</office:document-meta>
</file>